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keep-together="auto" fo:orphans="0" fo:widows="0" fo:break-before="auto" fo:break-after="auto" fo:padding="0in" fo:border="none" fo:keep-with-next="auto"/>
    </style:style>
    <style:style style:name="P2" style:family="paragraph" style:parent-style-name="Standard" style:list-style-name="WWNum14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5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9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13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0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4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11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6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8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2" style:family="paragraph" style:parent-style-name="Standard" style:list-style-name="WWNum3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7">
      <style:paragraph-properties fo:margin-left="0.5in" fo:margin-right="0in" fo:margin-top="0in" fo:margin-bottom="0in" loext:contextual-spacing="false" fo:line-height="100%" fo:keep-together="auto" fo:orphans="0" fo:widows="0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00%" fo:keep-together="auto" fo:orphans="0" fo:widows="0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12">
      <style:paragraph-properties fo:margin-left="0.5in" fo:margin-right="0in" fo:margin-top="0in" fo:margin-bottom="0in" loext:contextual-spacing="false" fo:line-height="100%" fo:keep-together="auto" fo:orphans="0" fo:widows="0" fo:text-indent="-0.25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top="0in" fo:margin-bottom="0in" loext:contextual-spacing="false" fo:line-height="100%" fo:keep-together="auto" fo:orphans="0" fo:widows="0" fo:break-before="auto" fo:break-after="auto" fo:padding="0in" fo:border="none" fo:keep-with-next="auto"/>
    </style:style>
    <style:style style:name="P17" style:family="paragraph" style:parent-style-name="Standard" style:list-style-name="WWNum12">
      <style:paragraph-properties fo:margin-left="1in" fo:margin-right="0in" fo:margin-top="0in" fo:margin-bottom="0in" loext:contextual-spacing="false" fo:line-height="100%" fo:keep-together="auto" fo:orphans="0" fo:widows="0" fo:text-indent="-0.25in" style:auto-text-indent="false" fo:break-before="auto" fo:break-after="auto" fo:padding="0in" fo:border="none" fo:keep-with-next="auto"/>
    </style:style>
    <style:style style:name="P18" style:family="paragraph" style:parent-style-name="Heading_20_2">
      <style:paragraph-properties fo:keep-together="auto" fo:orphans="0" fo:widows="0" fo:break-before="auto" fo:break-after="auto" fo:padding="0in" fo:border="none" fo:keep-with-next="auto"/>
    </style:style>
    <style:style style:name="P19" style:family="paragraph" style:parent-style-name="Heading_20_1" style:master-page-name="Standard">
      <style:paragraph-properties fo:keep-together="auto" fo:orphans="0" fo:widows="0" style:page-number="1" fo:break-before="auto" fo:break-after="auto" fo:padding="0in" fo:border="none" fo:keep-with-next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7xsoitsfcq7r"/>NaCl untrusted fault handling: <text:s/>guide to the implementation</text:p>
      <text:p text:style-name="P18"><text:bookmark text:name="_r0de05j9s5mx"/>Overall</text:p>
      <text:p text:style-name="P1">Non-host-OS-specific issues:</text:p>
      <text:list xml:id="list1682538379" text:style-name="WWNum14">
        <text:list-item>
          <text:p text:style-name="P2"><text:a xlink:type="simple" xlink:href="http://code.google.com/p/nativeclient/issues/detail?id=2401" text:style-name="ListLabel_20_127" text:visited-style-name="ListLabel_20_127"><text:span text:style-name="T1">Issue 2401</text:span></text:a>: <text:s/>Overall tracking issue for the feature</text:p>
        </text:list-item>
        <text:list-item>
          <text:p text:style-name="P2"><text:a xlink:type="simple" xlink:href="http://code.google.com/p/nativeclient/issues/detail?id=2602" text:style-name="ListLabel_20_127" text:visited-style-name="ListLabel_20_127"><text:span text:style-name="T1">Issue 2602</text:span></text:a>: <text:s/>Make sure NaCl’s fault-handling tests are run inside Chromium as well as in the standalone NaCl tests. <text:s/>This is particularly necessary given that we require Chromium-side code on Windows (see below).</text:p>
        </text:list-item>
        <text:list-item>
          <text:p text:style-name="P2"><text:a xlink:type="simple" xlink:href="http://code.google.com/p/nativeclient/issues/detail?id=2651" text:style-name="ListLabel_20_127" text:visited-style-name="ListLabel_20_127"><text:span text:style-name="T1">Issue 2651</text:span></text:a>: <text:s/>Hook up fault handling in Chromium and plumb through an “enable_exception_handling” flag</text:p>
        </text:list-item>
      </text:list>
      <text:p text:style-name="P1"/>
      <text:p text:style-name="P18"><text:bookmark text:name="_k9l126ub1p6r"/>Status</text:p>
      <text:p text:style-name="P1">The feature is currently present and working in Chromium/NaCl, but it is behind a flag: <text:s/>“--enable-nacl-exception-handling” must be passed to enable the feature. <text:s/>This is listed in “about:flags”.</text:p>
      <text:p text:style-name="P1"/>
      <text:p text:style-name="P18"><text:bookmark text:name="_xspge4ufr6fj"/>Tests</text:p>
      <text:p text:style-name="P1">The test suite can be found in native_client/tests/exception_test.</text:p>
      <text:p text:style-name="P1"/>
      <text:p text:style-name="P18"><text:bookmark text:name="_cn98miy3ly4e"/>Windows implementation</text:p>
      <text:p text:style-name="P1">The Windows implementation is the hairiest one since it uses the Windows debugging API. <text:s/>We have a “<text:span text:style-name="T2">debug exception handler</text:span>” thread which <text:span text:style-name="T2">runs outside of the NaCl loader process</text:span>.</text:p>
      <text:p text:style-name="P1"/>
      <text:list xml:id="list2853051828" text:style-name="WWNum5">
        <text:list-item>
          <text:p text:style-name="P3">On x86-32, the Windows debugging API is the only way to catch untrusted-code crashes, because untrusted code runs with the %ss segment register modified. <text:s/>Windows normally kills the process if a crash occurs when %ss has a non-standard value.</text:p>
        </text:list-item>
        <text:list-item>
          <text:p text:style-name="P3">On x86-64, we could catch untrusted crashes by patching NTDLL, but since Windows does not have any equivalent of Unix’s sigaltstack(), the kernel will insist on writing a stack frame beneath %rsp. <text:s/>This means we wouldn’t be able to handle crashes due to stack exhaustion. <text:s/>Therefore, we use the debugging API on x86-64 as well.</text:p>
        </text:list-item>
      </text:list>
      <text:p text:style-name="P1"/>
      <text:p text:style-name="P1">Because the DebugActiveProcess() API takes a process ID, not a process handle, the debug exception handler must run outside the Windows Chrome sandbox. <text:s/>The architecture of the debug exception handler must match that of the NaCl loader process, so:</text:p>
      <text:list xml:id="list3644036645" text:style-name="WWNum9">
        <text:list-item>
          <text:p text:style-name="P4">On x86-32, the debug exception handler runs in the Chrome browser process (though, for robustness, we might want to move it into a separate process). <text:s/>I think this is the only code from the native_client tree that runs in the browser process.</text:p>
        </text:list-item>
        <text:list-item>
          <text:p text:style-name="P4">On x86-64, the debug exception handler runs in the NaCl broker process (from nacl64.exe).</text:p>
        </text:list-item>
      </text:list>
      <text:p text:style-name="P1"/>
      <text:p text:style-name="P1">This was tracked under:</text:p>
      <text:list xml:id="list3764790626" text:style-name="WWNum13">
        <text:list-item>
          <text:p text:style-name="P5"><text:a xlink:type="simple" xlink:href="http://code.google.com/p/nativeclient/issues/detail?id=2536" text:style-name="ListLabel_20_127" text:visited-style-name="ListLabel_20_127"><text:span text:style-name="T1">Issue 2536</text:span></text:a>: <text:s/>Implement for x86-64 Windows</text:p>
        </text:list-item>
        <text:list-item>
          <text:p text:style-name="P5"><text:soft-page-break/>The first x86-32 implementation was committed in <text:a xlink:type="simple" xlink:href="http://src.chromium.org/viewvc/native_client?view=rev&amp;revision=7409" text:style-name="ListLabel_20_127" text:visited-style-name="ListLabel_20_127"><text:span text:style-name="T1">r7409</text:span></text:a> without a tracking issue</text:p>
        </text:list-item>
      </text:list>
      <text:p text:style-name="P1"/>
      <text:p text:style-name="P1">The main part of the NaCl-side code is here:</text:p>
      <text:list xml:id="list3874689852" text:style-name="WWNum10">
        <text:list-item>
          <text:p text:style-name="P6"><text:a xlink:type="simple" xlink:href="http://src.chromium.org/viewvc/native_client/trunk/src/native_client/src/trusted/service_runtime/win/debug_exception_handler.c?view=log" text:style-name="ListLabel_20_127" text:visited-style-name="ListLabel_20_127"><text:span text:style-name="T1">native_client/src/trusted/service_runtime/win/debug_exception_handler.c</text:span></text:a></text:p>
        </text:list-item>
      </text:list>
      <text:p text:style-name="P1"/>
      <text:p text:style-name="P1">The main Chromium-side code is:</text:p>
      <text:list xml:id="list2016451777" text:style-name="WWNum4">
        <text:list-item>
          <text:p text:style-name="P7">chrome/common/nacl_debug_exception_handler_win.cc</text:p>
        </text:list-item>
        <text:list-item>
          <text:p text:style-name="P7">there are code paths for invoking this on x86-32 and x86-64</text:p>
        </text:list-item>
      </text:list>
      <text:p text:style-name="P1"/>
      <text:p text:style-name="P1">Hairy parts:</text:p>
      <text:list xml:id="list2048829125" text:style-name="WWNum11">
        <text:list-item>
          <text:p text:style-name="P8"><text:a xlink:type="simple" xlink:href="http://code.google.com/p/nativeclient/issues/detail?id=2772" text:style-name="ListLabel_20_127" text:visited-style-name="ListLabel_20_127"><text:span text:style-name="T1">Issue 2772</text:span></text:a>: <text:s/>NaCl's debug exception handler breaks Chromium's use of int3 to exit</text:p>
        </text:list-item>
        <text:list-item>
          <text:p text:style-name="P8"><text:a xlink:type="simple" xlink:href="http://code.google.com/p/nativeclient/issues/detail?id=2618" text:style-name="ListLabel_20_127" text:visited-style-name="ListLabel_20_127"><text:span text:style-name="T1">Issue 2618</text:span></text:a>: <text:s/>We want to have the debug exception hander attached on demand (i.e. only when untrusted code is using fault handling) because it imposes a performance penalty. <text:s/>Every time a thread is created or exits, the whole process gets suspended.</text:p>
        </text:list-item>
        <text:list-item>
          <text:p text:style-name="P8"><text:a xlink:type="simple" xlink:href="http://code.google.com/p/nativeclient/issues/detail?id=2695" text:style-name="ListLabel_20_127" text:visited-style-name="ListLabel_20_127"><text:span text:style-name="T1">Issue 2695</text:span></text:a>: <text:s/>We had to make sure this works even if chrome.dll gets relocated, which tends to happen on x86-32 Windows XP</text:p>
        </text:list-item>
        <text:list-item>
          <text:p text:style-name="P8"><text:a xlink:type="simple" xlink:href="http://code.google.com/p/nativeclient/issues/detail?id=2610" text:style-name="ListLabel_20_127" text:visited-style-name="ListLabel_20_127"><text:span text:style-name="T1">Issue 2610</text:span></text:a>: <text:s/>We will have to make sure that Breakpad crash reporting doesn’t get broken</text:p>
        </text:list-item>
        <text:list-item>
          <text:p text:style-name="P8"><text:a xlink:type="simple" xlink:href="http://code.google.com/p/nativeclient/issues/detail?id=2572" text:style-name="ListLabel_20_127" text:visited-style-name="ListLabel_20_127"><text:span text:style-name="T1">Issue 2572</text:span></text:a>: <text:s/>WriteProcessMemory() bypasses page permissions, so we have to use it carefully when writing a stack frame to the sandbox’s address space</text:p>
        </text:list-item>
        <text:list-item>
          <text:p text:style-name="P8"><text:a xlink:type="simple" xlink:href="http://code.google.com/p/nativeclient/issues/detail?id=2639" text:style-name="ListLabel_20_127" text:visited-style-name="ListLabel_20_127"><text:span text:style-name="T1">Issue 2639</text:span></text:a>: <text:s/>The Windows debugging API is strange and assumes thread-local state, so it’s not obvious how it works when debugging multiple processes simultaneously</text:p>
        </text:list-item>
      </text:list>
      <text:p text:style-name="P1"/>
      <text:p text:style-name="P1">Possible future work:</text:p>
      <text:list xml:id="list4006054154" text:style-name="WWNum6">
        <text:list-item>
          <text:p text:style-name="P9">We might be able to make the debug exception handler work inside the Chrome sandbox by using internal Windows APIs that use process handles instead of process IDs.</text:p>
        </text:list-item>
      </text:list>
      <text:p text:style-name="P1"/>
      <text:p text:style-name="P18"><text:bookmark text:name="_n91k2xfwjxqu"/>Linux implementation</text:p>
      <text:p text:style-name="P16">The Linux implementation uses POSIX signal handling to catch untrusted faults. <text:s/>Our trusted fault handler <text:span text:style-name="T2">runs on the same thread</text:span> that produced the fault.</text:p>
      <text:p text:style-name="P1"/>
      <text:p text:style-name="P1">Implemented for x86-32, x86-64 and ARM.</text:p>
      <text:p text:style-name="P16"/>
      <text:p text:style-name="P16">This was tracked under:</text:p>
      <text:list xml:id="list2049923487" text:style-name="WWNum7">
        <text:list-item>
          <text:p text:style-name="P13"><text:soft-page-break/><text:a xlink:type="simple" xlink:href="http://code.google.com/p/nativeclient/issues/detail?id=2537" text:style-name="ListLabel_20_127" text:visited-style-name="ListLabel_20_127"><text:span text:style-name="T1">Issue 2537</text:span></text:a>: <text:s/>Implement for Linux</text:p>
        </text:list-item>
      </text:list>
      <text:p text:style-name="P16"/>
      <text:p text:style-name="P16">The main part of the code is here:</text:p>
      <text:list xml:id="list1140383929" text:style-name="WWNum2">
        <text:list-item>
          <text:p text:style-name="P14"><text:a xlink:type="simple" xlink:href="http://src.chromium.org/viewvc/native_client/trunk/src/native_client/src/trusted/service_runtime/posix/nacl_signal.c?view=log" text:style-name="ListLabel_20_127" text:visited-style-name="ListLabel_20_127"><text:span text:style-name="T1">native_client/src/trusted/service_runtime/posix/nacl_signal.c</text:span></text:a></text:p>
        </text:list-item>
      </text:list>
      <text:p text:style-name="P16"/>
      <text:p text:style-name="P16">Hairy parts:</text:p>
      <text:list xml:id="list183343533" text:style-name="WWNum12">
        <text:list-item>
          <text:p text:style-name="P15"><text:a xlink:type="simple" xlink:href="http://code.google.com/p/nativeclient/issues/detail?id=2397" text:style-name="ListLabel_20_127" text:visited-style-name="ListLabel_20_127"><text:span text:style-name="T1">Issue 2397</text:span></text:a>: <text:s/>On x86-32 Linux, untrusted code can cause the trusted signal handler to run with insufficient stack</text:p>
          <text:list>
            <text:list-item>
              <text:p text:style-name="P17">This behaves differently on Goobuntu kernels but I haven’t yet worked out why.</text:p>
            </text:list-item>
          </text:list>
        </text:list-item>
      </text:list>
      <text:p text:style-name="P16"/>
      <text:p text:style-name="P18"><text:bookmark text:name="_6qt4x8xdrb57"/>Mac OS X implementation</text:p>
      <text:p text:style-name="P1">The Mac implementation uses Mach exception handling, and so the trusted fault handler <text:span text:style-name="T2">runs on a separate thread</text:span> from the thread that produced the fault, but (for simplicity) runs in the same process.</text:p>
      <text:p text:style-name="P1"/>
      <text:p text:style-name="P1">In principle, we could have used POSIX signal handling on Mac, which would have allowed us to reuse the Linux implementation. <text:s/>But there were a couple of reasons to use Mach exception handling:</text:p>
      <text:p text:style-name="P1"/>
      <text:list xml:id="list728708252" text:style-name="WWNum1">
        <text:list-item>
          <text:p text:style-name="P10">Mac Breakpad uses Mach exception handling, and we need NaCl’s untrusted fault handler to coexist with Breakpad.</text:p>
        </text:list-item>
        <text:list-item>
          <text:p text:style-name="P10">In principle, Mach exception handling is more robust than POSIX signal handling, because the handler runs on a separate thread. <text:s/>This means we don’t need to worry about the handler inheriting context from untrusted code (e.g. an untrusted stack, the x86 direction flag).</text:p>
        </text:list-item>
      </text:list>
      <text:p text:style-name="P1"/>
      <text:p text:style-name="P1">Implemented for x86-32 only (but we don’t deploy NaCl’s x86-64 sandbox on Mac currently).</text:p>
      <text:p text:style-name="P1"/>
      <text:p text:style-name="P1">This was tracked under:</text:p>
      <text:list xml:id="list2995869984" text:style-name="WWNum8">
        <text:list-item>
          <text:p text:style-name="P11"><text:a xlink:type="simple" xlink:href="http://code.google.com/p/nativeclient/issues/detail?id=2538" text:style-name="ListLabel_20_127" text:visited-style-name="ListLabel_20_127"><text:span text:style-name="T1">Issue 2538</text:span></text:a>: <text:s/>Implement for Mac</text:p>
        </text:list-item>
      </text:list>
      <text:p text:style-name="P1"/>
      <text:p text:style-name="P1">The main part of the code is here:</text:p>
      <text:list xml:id="list4271263579" text:style-name="WWNum3">
        <text:list-item>
          <text:p text:style-name="P12"><text:a xlink:type="simple" xlink:href="http://src.chromium.org/viewvc/native_client/trunk/src/native_client/src/trusted/service_runtime/osx/mach_exception_handler.c?view=log" text:style-name="ListLabel_20_127" text:visited-style-name="ListLabel_20_127"><text:span text:style-name="T1">native_client/src/trusted/service_runtime/osx/mach_exception_handler.c</text:span>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817" meta:character-count="5154" meta:non-whitespace-character-count="4392"/>
    <meta:generator>LibreOfficeDev/6.0.5.2$Linux_X86_64 LibreOffice_project/</meta:generator>
  </office:meta>
</office:document-meta>
</file>